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4.001cm" svg:y1="1.065cm" svg:x2="3.968cm" svg:y2="19.973cm" svg:d="M4001 1065l-33 18908" svg:viewBox="0 0 34 18909">
          <text:p/>
        </draw:connector>
        <draw:connector draw:style-name="gr1" draw:text-style-name="P1" xml:id="id2" draw:id="id2" draw:layer="layout" draw:type="line" svg:x1="4.001cm" svg:y1="1.065cm" svg:x2="28.652cm" svg:y2="1cm" draw:start-shape="id1" draw:start-glue-point="2" svg:d="M4001 1065l24651-65" svg:viewBox="0 0 24652 66">
          <text:p/>
        </draw:connector>
        <draw:connector draw:style-name="gr1" draw:text-style-name="P1" xml:id="id3" draw:id="id3" draw:layer="layout" draw:type="line" svg:x1="28.652cm" svg:y1="1cm" svg:x2="28.652cm" svg:y2="19.973cm" draw:start-shape="id2" draw:start-glue-point="3" svg:d="M28652 1000v18973" svg:viewBox="0 0 1 18974">
          <text:p/>
        </draw:connector>
        <draw:connector draw:style-name="gr1" draw:text-style-name="P1" draw:layer="layout" draw:type="line" svg:x1="28.652cm" svg:y1="19.973cm" svg:x2="11.745cm" svg:y2="20.037cm" draw:start-shape="id3" draw:start-glue-point="3" svg:d="M28652 19973l-16907 64" svg:viewBox="0 0 16908 65">
          <text:p/>
        </draw:connector>
        <draw:connector draw:style-name="gr1" draw:text-style-name="P1" draw:layer="layout" draw:type="line" svg:x1="3.968cm" svg:y1="19.973cm" svg:x2="9.002cm" svg:y2="20.005cm" draw:start-shape="id1" draw:start-glue-point="3" svg:d="M3968 19973l5034 32" svg:viewBox="0 0 5035 33">
          <text:p/>
        </draw:connector>
        <draw:connector draw:style-name="gr1" draw:text-style-name="P1" draw:layer="layout" draw:type="line" svg:x1="8.97cm" svg:y1="21.07cm" svg:x2="9.002cm" svg:y2="18.069cm" svg:d="M8970 21070l32-3001" svg:viewBox="0 0 33 3002">
          <text:p/>
        </draw:connector>
        <draw:connector draw:style-name="gr1" draw:text-style-name="P1" draw:layer="layout" draw:type="line" svg:x1="11.712cm" svg:y1="20.941cm" svg:x2="11.712cm" svg:y2="18.037cm" svg:d="M11712 20941v-2904" svg:viewBox="0 0 1 2905">
          <text:p/>
        </draw:connector>
        <draw:connector draw:style-name="gr1" draw:text-style-name="P1" xml:id="id4" draw:id="id4" draw:layer="layout" draw:type="line" svg:x1="28.588cm" svg:y1="13.003cm" svg:x2="22.973cm" svg:y2="13.035cm" svg:d="M28588 13003l-5615 32" svg:viewBox="0 0 5616 33">
          <text:p/>
        </draw:connector>
        <draw:connector draw:style-name="gr1" draw:text-style-name="P1" draw:layer="layout" draw:type="line" svg:x1="22.973cm" svg:y1="13.035cm" svg:x2="23.038cm" svg:y2="19.973cm" draw:start-shape="id4" draw:start-glue-point="3" svg:d="M22973 13035l65 6938" svg:viewBox="0 0 66 6939">
          <text:p/>
        </draw:connector>
        <draw:frame draw:style-name="gr2" draw:text-style-name="P2" draw:layer="layout" svg:width="4.701cm" svg:height="2.384cm" svg:x="23.6cm" svg:y="14.7cm">
          <draw:text-box>
            <text:p><text:span text:style-name="T1"><text:s text:c="2"/></text:span><text:span text:style-name="T1">1 Desktop </text:span></text:p>
            <text:p><text:span text:style-name="T1"/></text:p>
            <text:p><text:span text:style-name="T1">Sinal wireless</text:span></text:p>
          </draw:text-box>
        </draw:frame>
        <draw:frame draw:style-name="gr3" draw:text-style-name="P3" draw:layer="layout" svg:width="17.3cm" svg:height="4.25cm" svg:x="7.6cm" svg:y="6.55cm">
          <draw:text-box>
            <text:p text:style-name="P3"><text:span text:style-name="T2">Lanternagem e Pintura</text:span></text:p>
          </draw:text-box>
        </draw:frame>
        <draw:frame draw:style-name="gr2" draw:text-style-name="P4" draw:layer="layout" svg:width="3.376cm" svg:height="5.966cm" svg:x="0.825cm" svg:y="1.338cm">
          <draw:text-box>
            <text:p text:style-name="P4"><text:span text:style-name="T3">Obs: O </text:span></text:p>
            <text:p text:style-name="P4"><text:span text:style-name="T3">Desktop</text:span></text:p>
            <text:p text:style-name="P4"><text:span text:style-name="T3">Do pc</text:span></text:p>
            <text:p text:style-name="P4"><text:span text:style-name="T3">Lanterna-</text:span></text:p>
            <text:p text:style-name="P4"><text:span text:style-name="T3">gem,e pin-</text:span></text:p>
            <text:p text:style-name="P4"><text:span text:style-name="T3">tura,rece-</text:span></text:p>
            <text:p text:style-name="P4"><text:span text:style-name="T3">Be, sinal </text:span></text:p>
            <text:p text:style-name="P4"><text:span text:style-name="T3">De radio</text:span></text:p>
            <text:p text:style-name="P4"><text:span text:style-name="T3">Do pel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0:37:05.130166198</meta:creation-date>
    <dc:date>2016-06-30T10:53:33.173900847</dc:date>
    <dc:creator>SD Canto</dc:creator>
    <meta:editing-duration>PT1M16S</meta:editing-duration>
    <meta:editing-cycles>1</meta:editing-cycles>
    <meta:document-statistic meta:object-count="12"/>
    <meta:generator>LibreOffice/4.2.8.2$Linux_x86 LibreOffice_project/420m0$Build-2</meta:generator>
  </office:meta>
</office:document-meta>
</file>